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6.87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4.55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2.868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2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1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/>
    <style:style style:name="ce29" style:family="table-cell" style:parent-style-name="Default" style:data-style-name="N11"/>
    <style:style style:name="ce20" style:family="table-cell" style:parent-style-name="Default" style:data-style-name="N49"/>
    <style:style style:name="ce21" style:family="table-cell" style:parent-style-name="Default" style:data-style-name="N0"/>
    <style:style style:name="ce23" style:family="table-cell" style:parent-style-name="Default" style:data-style-name="N108"/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-bottom="0.74pt dashed #000000" fo:border-left="none" fo:border-right="none" fo:border-top="none"/>
      <style:text-properties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54" style:family="table-cell" style:parent-style-name="Default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0.74pt dashed #000000" fo:border-left="none" fo:border-right="none" fo:border-top="non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ext-properties fo:color="#ff3333"/>
    </style:style>
    <style:style style:name="ce58" style:family="table-cell" style:parent-style-name="Default">
      <style:table-cell-properties fo:border-bottom="0.74pt dashed #000000" fo:background-color="#000000" fo:border-left="none" fo:border-right="none" fo:border-top="none"/>
      <style:text-properties fo:color="#99ff66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order-bottom="0.74pt dashed #000000" fo:background-color="#b2b2b2" style:diagonal-bl-tr="0.74pt solid #000000" style:diagonal-tl-br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0.74pt dashed #000000" fo:background-color="#b2b2b2" fo:border-left="none" fo:border-right="none" fo:border-top="none"/>
    </style:style>
    <style:style style:name="ce62" style:family="table-cell" style:parent-style-name="Default">
      <style:table-cell-properties fo:background-color="#b2b2b2" style:diagonal-bl-tr="0.74pt solid #000000" style:diagonal-tl-br="0.74pt solid #000000"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fo:background-color="#b2b2b2"/>
    </style:style>
    <style:style style:name="ce6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 style:data-style-name="N49">
      <style:text-properties fo:color="#ff3333"/>
    </style:style>
    <style:style style:name="ce66" style:family="table-cell" style:parent-style-name="Default" style:data-style-name="N49">
      <style:table-cell-properties fo:border-bottom="0.74pt dashed #000000" fo:background-color="#000000" fo:border-left="none" fo:border-right="none" fo:border-top="none"/>
      <style:text-properties fo:color="#99ff66"/>
    </style:style>
  </office:automatic-styles>
  <office:body>
    <office:spreadsheet>
      <table:calculation-settings table:automatic-find-labels="false" table:use-regular-expressions="false" table:use-wildcards="true"/>
      <table:table table:name="torneio_2022-2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2"/>
        <table:table-column table:style-name="co6" table:default-cell-style-name="ce24"/>
        <table:table-column table:style-name="co7" table:default-cell-style-name="ce26"/>
        <table:table-column table:style-name="co8" table:default-cell-style-name="ce28"/>
        <table:table-column table:style-name="co9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3" office:value-type="string" calcext:value-type="string">
            <text:p>#</text:p>
          </table:table-cell>
          <table:table-cell table:style-name="ce17" office:value-type="string" calcext:value-type="string">
            <text:p>Player</text:p>
          </table:table-cell>
          <table:table-cell table:style-name="ce17" office:value-type="string" calcext:value-type="string">
            <text:p>White</text:p>
          </table:table-cell>
          <table:table-cell table:style-name="ce17" office:value-type="string" calcext:value-type="string">
            <text:p>Black</text:p>
          </table:table-cell>
          <table:table-cell table:style-name="ce13" office:value-type="string" calcext:value-type="string">
            <text:p>Total</text:p>
          </table:table-cell>
          <table:table-cell table:style-name="ce22" office:value-type="string" calcext:value-type="string">
            <text:p>Unfinished</text:p>
          </table:table-cell>
          <table:table-cell table:style-name="ce25" office:value-type="string" calcext:value-type="string">
            <text:p>% Aprov</text:p>
          </table:table-cell>
          <table:table-cell table:style-name="ce27" office:value-type="string" calcext:value-type="string">
            <text:p>% Aprov Ajust</text:p>
          </table:table-cell>
          <table:table-cell table:style-name="ce27" office:value-type="string" calcext:value-type="string">
            <text:p># Partidas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 Carlos Oliveira</text:p>
          </table:table-cell>
          <table:table-cell table:formula="of:=SUMIF([data_parser.$B$2:.B133];[.B2];[data_parser.$F$2:.$F$100])" office:value-type="float" office:value="10" calcext:value-type="float">
            <text:p>10</text:p>
          </table:table-cell>
          <table:table-cell table:formula="of:=SUMIF([data_parser.$C$2:.C133];[.B2];[data_parser.$G$2:.$G$100])" office:value-type="float" office:value="4.5" calcext:value-type="float">
            <text:p>4,5</text:p>
          </table:table-cell>
          <table:table-cell table:formula="of:=[.C2]+[.D2]" office:value-type="float" office:value="14.5" calcext:value-type="float">
            <text:p>14,5</text:p>
          </table:table-cell>
          <table:table-cell office:value-type="float" office:value="2" calcext:value-type="float">
            <text:p>2</text:p>
          </table:table-cell>
          <table:table-cell table:formula="of:=[.E2]/[.I2]" office:value-type="percentage" office:value="0.517857142857143" calcext:value-type="percentage">
            <text:p>51,79%</text:p>
          </table:table-cell>
          <table:table-cell table:formula="of:=[.E2]/([.I2]-[.F2])" office:value-type="percentage" office:value="0.557692307692308" calcext:value-type="percentage">
            <text:p>55,77%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2</text:p>
          </table:table-cell>
          <table:table-cell table:style-name="ce19" office:value-type="string" calcext:value-type="string">
            <text:p>Jefferson Campos</text:p>
          </table:table-cell>
          <table:table-cell table:style-name="ce19" table:formula="of:=SUMIF([data_parser.$B$2:.B136];[.B3];[data_parser.$F$2:.$F$100])" office:value-type="float" office:value="6.5" calcext:value-type="float">
            <text:p>6,5</text:p>
          </table:table-cell>
          <table:table-cell table:style-name="ce19" table:formula="of:=SUMIF([data_parser.$C$2:.C136];[.B3];[data_parser.$G$2:.$G$100])" office:value-type="float" office:value="7.5" calcext:value-type="float">
            <text:p>7,5</text:p>
          </table:table-cell>
          <table:table-cell table:style-name="ce33" table:formula="of:=[.C3]+[.D3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E3]/[.I3]" office:value-type="percentage" office:value="0.777777777777778" calcext:value-type="percentage">
            <text:p>77,78%</text:p>
          </table:table-cell>
          <table:table-cell table:formula="of:=[.E3]/([.I3]-[.F3])" office:value-type="percentage" office:value="0.933333333333333" calcext:value-type="percentage">
            <text:p>93,33%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Emerson Sbrana</text:p>
          </table:table-cell>
          <table:table-cell table:formula="of:=SUMIF([data_parser.$B$2:.B135];[.B4];[data_parser.$F$2:.$F$100])" office:value-type="float" office:value="3" calcext:value-type="float">
            <text:p>3</text:p>
          </table:table-cell>
          <table:table-cell table:formula="of:=SUMIF([data_parser.$C$2:.C135];[.B4];[data_parser.$G$2:.$G$100])" office:value-type="float" office:value="9" calcext:value-type="float">
            <text:p>9</text:p>
          </table:table-cell>
          <table:table-cell table:formula="of:=[.C4]+[.D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E4]/[.I4]" office:value-type="percentage" office:value="0.6" calcext:value-type="percentage">
            <text:p>60,00%</text:p>
          </table:table-cell>
          <table:table-cell table:formula="of:=[.E4]/([.I4]-[.F4])" office:value-type="percentage" office:value="0.6" calcext:value-type="percentage">
            <text:p>60,00%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9"/>
        </table:table-row>
        <table:table-row table:style-name="ro1">
          <table:table-cell table:style-name="ce15" office:value-type="string" calcext:value-type="string">
            <text:p>4</text:p>
          </table:table-cell>
          <table:table-cell table:style-name="ce19" office:value-type="string" calcext:value-type="string">
            <text:p>José Roberto Oliveira</text:p>
          </table:table-cell>
          <table:table-cell table:style-name="ce19" table:formula="of:=SUMIF([data_parser.$B$2:.B137];[.B5];[data_parser.$F$2:.$F$100])" office:value-type="float" office:value="4" calcext:value-type="float">
            <text:p>4</text:p>
          </table:table-cell>
          <table:table-cell table:style-name="ce19" table:formula="of:=SUMIF([data_parser.$C$2:.C137];[.B5];[data_parser.$G$2:.$G$100])" office:value-type="float" office:value="6.5" calcext:value-type="float">
            <text:p>6,5</text:p>
          </table:table-cell>
          <table:table-cell table:style-name="ce33" table:formula="of:=[.C5]+[.D5]"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formula="of:=[.E5]/[.I5]" office:value-type="percentage" office:value="0.403846153846154" calcext:value-type="percentage">
            <text:p>40,38%</text:p>
          </table:table-cell>
          <table:table-cell table:formula="of:=[.E5]/([.I5]-[.F5])" office:value-type="percentage" office:value="0.42" calcext:value-type="percentage">
            <text:p>42,00%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José Carlos Bento Dias da Rocha</text:p>
          </table:table-cell>
          <table:table-cell table:formula="of:=SUMIF([data_parser.$B$2:.B134];[.B6];[data_parser.$F$2:.$F$100])" office:value-type="float" office:value="7" calcext:value-type="float">
            <text:p>7</text:p>
          </table:table-cell>
          <table:table-cell table:formula="of:=SUMIF([data_parser.$C$2:.C134];[.B6];[data_parser.$G$2:.$G$100])" office:value-type="float" office:value="3" calcext:value-type="float">
            <text:p>3</text:p>
          </table:table-cell>
          <table:table-cell table:formula="of:=[.C6]+[.D6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6]/[.I6]" office:value-type="percentage" office:value="0.5" calcext:value-type="percentage">
            <text:p>50,00%</text:p>
          </table:table-cell>
          <table:table-cell table:formula="of:=[.E6]/([.I6]-[.F6])" office:value-type="percentage" office:value="0.526315789473684" calcext:value-type="percentage">
            <text:p>52,63%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Jefferson Nunes</text:p>
          </table:table-cell>
          <table:table-cell table:style-name="ce19" table:formula="of:=SUMIF([data_parser.$B$2:.B139];[.B7];[data_parser.$F$2:.$F$100])" office:value-type="float" office:value="4" calcext:value-type="float">
            <text:p>4</text:p>
          </table:table-cell>
          <table:table-cell table:style-name="ce19" table:formula="of:=SUMIF([data_parser.$C$2:.C139];[.B7];[data_parser.$G$2:.$G$100])" office:value-type="float" office:value="1" calcext:value-type="float">
            <text:p>1</text:p>
          </table:table-cell>
          <table:table-cell table:style-name="ce33" table:formula="of:=[.C7]+[.D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7]/[.I7]" office:value-type="percentage" office:value="0.714285714285714" calcext:value-type="percentage">
            <text:p>71,43%</text:p>
          </table:table-cell>
          <table:table-cell table:formula="of:=[.E7]/([.I7]-[.F7])" office:value-type="percentage" office:value="0.714285714285714" calcext:value-type="percentage">
            <text:p>71,43%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ário Sérgio Bueno Miranda</text:p>
          </table:table-cell>
          <table:table-cell table:formula="of:=SUMIF([data_parser.$B$2:.B138];[.B8];[data_parser.$F$2:.$F$100])" office:value-type="float" office:value="1" calcext:value-type="float">
            <text:p>1</text:p>
          </table:table-cell>
          <table:table-cell table:formula="of:=SUMIF([data_parser.$C$2:.C138];[.B8];[data_parser.$G$2:.$G$100])" office:value-type="float" office:value="0.5" calcext:value-type="float">
            <text:p>0,5</text:p>
          </table:table-cell>
          <table:table-cell table:formula="of:=[.C8]+[.D8]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formula="of:=[.E8]/[.I8]" office:value-type="percentage" office:value="0.166666666666667" calcext:value-type="percentage">
            <text:p>16,67%</text:p>
          </table:table-cell>
          <table:table-cell table:formula="of:=[.E8]/([.I8]-[.F8])" office:value-type="percentage" office:value="0.166666666666667" calcext:value-type="percentage">
            <text:p>16,67%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8</text:p>
          </table:table-cell>
          <table:table-cell table:style-name="ce19" office:value-type="string" calcext:value-type="string">
            <text:p>Erick de Briito Melo</text:p>
          </table:table-cell>
          <table:table-cell table:style-name="ce19" table:formula="of:=SUMIF([data_parser.$B$2:.B140];[.B9];[data_parser.$F$2:.$F$100])" office:value-type="float" office:value="0" calcext:value-type="float">
            <text:p>0</text:p>
          </table:table-cell>
          <table:table-cell table:style-name="ce19" table:formula="of:=SUMIF([data_parser.$C$2:.C140];[.B9];[data_parser.$G$2:.$G$100])" office:value-type="float" office:value="0" calcext:value-type="float">
            <text:p>0</text:p>
          </table:table-cell>
          <table:table-cell table:style-name="ce33" table:formula="of:=[.C9]+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]/[.I9]" office:value-type="percentage" office:value="0" calcext:value-type="percentage">
            <text:p>0,00%</text:p>
          </table:table-cell>
          <table:table-cell table:formula="of:=[.E9]/([.I9]-[.F9])" office:value-type="percentage" office:value="0" calcext:value-type="percentage">
            <text:p>0,00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Rodrigo de Guimarães Azevedo</text:p>
          </table:table-cell>
          <table:table-cell table:formula="of:=SUMIF([data_parser.$B$2:.B141];[.B10];[data_parser.$F$2:.$F$100])" office:value-type="float" office:value="0" calcext:value-type="float">
            <text:p>0</text:p>
          </table:table-cell>
          <table:table-cell table:formula="of:=SUMIF([data_parser.$C$2:.C141];[.B10];[data_parser.$G$2:.$G$100])" office:value-type="float" office:value="0" calcext:value-type="float">
            <text:p>0</text:p>
          </table:table-cell>
          <table:table-cell table:formula="of:=[.C10]+[.D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0]/[.I10]" office:value-type="percentage" office:value="0" calcext:value-type="percentage">
            <text:p>0,00%</text:p>
          </table:table-cell>
          <table:table-cell table:formula="of:=[.E10]/([.I10]-[.F10])" office:value-type="percentage" office:value="0" calcext:value-type="percentage">
            <text:p>0,00%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30" office:value-type="string" calcext:value-type="string">
            <text:p>Isac Nunes</text:p>
          </table:table-cell>
          <table:table-cell table:style-name="ce30" table:formula="of:=SUMIF([data_parser.$B$2:.B142];[.B11];[data_parser.$F$2:.$F$100])" office:value-type="float" office:value="0" calcext:value-type="float">
            <text:p>0</text:p>
          </table:table-cell>
          <table:table-cell table:style-name="ce30" table:formula="of:=SUMIF([data_parser.$C$2:.C142];[.B11];[data_parser.$G$2:.$G$100])" office:value-type="float" office:value="0" calcext:value-type="float">
            <text:p>0</text:p>
          </table:table-cell>
          <table:table-cell table:style-name="ce34" table:formula="of:=[.C11]+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1]/[.I11]" office:value-type="percentage" office:value="0" calcext:value-type="percentage">
            <text:p>0,00%</text:p>
          </table:table-cell>
          <table:table-cell table:formula="of:=[.E11]/([.I11]-[.F11])" office:value-type="percentage" office:value="0" calcext:value-type="percentage">
            <text:p>0,00%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data_parser" table:style-name="ta1">
        <table:table-column table:style-name="co12" table:default-cell-style-name="ce20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1"/>
        <table:table-column table:style-name="co17" table:default-cell-style-name="ce21"/>
        <table:table-row table:style-name="ro2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bservation</text:p>
          </table:table-cell>
          <table:table-cell table:style-name="Default" office:value-type="string" calcext:value-type="string">
            <text:p>white parsed</text:p>
          </table:table-cell>
          <table:table-cell table:style-name="Default" office:value-type="string" calcext:value-type="string">
            <text:p>black parsed</text:p>
          </table:table-cell>
        </table:table-row>
        <table:table-row table:style-name="ro2">
          <table:table-cell office:value-type="date" office:date-value="2022-06-07" calcext:value-type="date">
            <table:cell-range-source table:name="CSV_all" xlink:type="simple" xlink:href="../stats.csv" table:filter-name="Text - txt - csv (StarCalc)" table:filter-options="59,34,76,2,,1046,false,false,true,false,false,0,false" table:last-column-spanned="5" table:last-row-spanned="69" table:refresh-delay="PT00H01M00S"/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];(FIND(&quot;-&quot;;[.D2])-1));&quot;,&quot;);&quot;*&quot;)" office:value-type="float" office:value="1" calcext:value-type="float">
            <text:p>1</text:p>
          </table:table-cell>
          <table:table-cell table:formula="of:=IFERROR(NUMBERVALUE(RIGHT([.D2];(FIND(&quot;-&quot;;[.D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];(FIND(&quot;-&quot;;[.D3])-1));&quot;,&quot;);&quot;*&quot;)" office:value-type="float" office:value="1" calcext:value-type="float">
            <text:p>1</text:p>
          </table:table-cell>
          <table:table-cell table:formula="of:=IFERROR(NUMBERVALUE(RIGHT([.D3];(FIND(&quot;-&quot;;[.D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7-12</text:p>
          </table:table-cell>
          <table:table-cell table:formula="of:=IFERROR(NUMBERVALUE(LEFT([.D4];(FIND(&quot;-&quot;;[.D4])-1));&quot;,&quot;);&quot;*&quot;)" office:value-type="float" office:value="1" calcext:value-type="float">
            <text:p>1</text:p>
          </table:table-cell>
          <table:table-cell table:formula="of:=IFERROR(NUMBERVALUE(RIGHT([.D4];(FIND(&quot;-&quot;;[.D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6-21</text:p>
          </table:table-cell>
          <table:table-cell table:formula="of:=IFERROR(NUMBERVALUE(LEFT([.D5];(FIND(&quot;-&quot;;[.D5])-1));&quot;,&quot;);&quot;*&quot;)" office:value-type="float" office:value="0" calcext:value-type="float">
            <text:p>0</text:p>
          </table:table-cell>
          <table:table-cell table:formula="of:=IFERROR(NUMBERVALUE(RIGHT([.D5];(FIND(&quot;-&quot;;[.D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];(FIND(&quot;-&quot;;[.D6])-1));&quot;,&quot;);&quot;*&quot;)" office:value-type="float" office:value="0" calcext:value-type="float">
            <text:p>0</text:p>
          </table:table-cell>
          <table:table-cell table:formula="of:=IFERROR(NUMBERVALUE(RIGHT([.D6];(FIND(&quot;-&quot;;[.D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6-28</text:p>
          </table:table-cell>
          <table:table-cell table:formula="of:=IFERROR(NUMBERVALUE(LEFT([.D7];(FIND(&quot;-&quot;;[.D7])-1));&quot;,&quot;);&quot;*&quot;)" office:value-type="float" office:value="1" calcext:value-type="float">
            <text:p>1</text:p>
          </table:table-cell>
          <table:table-cell table:formula="of:=IFERROR(NUMBERVALUE(RIGHT([.D7];(FIND(&quot;-&quot;;[.D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8];(FIND(&quot;-&quot;;[.D8])-1));&quot;,&quot;);&quot;*&quot;)" office:value-type="float" office:value="0" calcext:value-type="float">
            <text:p>0</text:p>
          </table:table-cell>
          <table:table-cell table:formula="of:=IFERROR(NUMBERVALUE(RIGHT([.D8];(FIND(&quot;-&quot;;[.D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9];(FIND(&quot;-&quot;;[.D9])-1));&quot;,&quot;);&quot;*&quot;)" office:value-type="float" office:value="1" calcext:value-type="float">
            <text:p>1</text:p>
          </table:table-cell>
          <table:table-cell table:formula="of:=IFERROR(NUMBERVALUE(RIGHT([.D9];(FIND(&quot;-&quot;;[.D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Negras jogam. 2022-10-01: partida declarada como empatada para fins de contabilização no campeonato. Ainda vai ser disputada de forma online para finalizá-la.</text:p>
          </table:table-cell>
          <table:table-cell table:formula="of:=IFERROR(NUMBERVALUE(LEFT([.D10];(FIND(&quot;-&quot;;[.D10])-1));&quot;,&quot;);&quot;*&quot;)" office:value-type="float" office:value="0.5" calcext:value-type="float">
            <text:p>0,5</text:p>
          </table:table-cell>
          <table:table-cell table:formula="of:=IFERROR(NUMBERVALUE(RIGHT([.D10];(FIND(&quot;-&quot;;[.D10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1];(FIND(&quot;-&quot;;[.D11])-1));&quot;,&quot;);&quot;*&quot;)" office:value-type="float" office:value="0" calcext:value-type="float">
            <text:p>0</text:p>
          </table:table-cell>
          <table:table-cell table:formula="of:=IFERROR(NUMBERVALUE(RIGHT([.D11];(FIND(&quot;-&quot;;[.D1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12];(FIND(&quot;-&quot;;[.D12])-1));&quot;,&quot;);&quot;*&quot;)" office:value-type="float" office:value="0.5" calcext:value-type="float">
            <text:p>0,5</text:p>
          </table:table-cell>
          <table:table-cell table:formula="of:=IFERROR(NUMBERVALUE(RIGHT([.D12];(FIND(&quot;-&quot;;[.D1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3];(FIND(&quot;-&quot;;[.D13])-1));&quot;,&quot;);&quot;*&quot;)" office:value-type="float" office:value="1" calcext:value-type="float">
            <text:p>1</text:p>
          </table:table-cell>
          <table:table-cell table:formula="of:=IFERROR(NUMBERVALUE(RIGHT([.D13];(FIND(&quot;-&quot;;[.D1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4];(FIND(&quot;-&quot;;[.D14])-1));&quot;,&quot;);&quot;*&quot;)" office:value-type="float" office:value="1" calcext:value-type="float">
            <text:p>1</text:p>
          </table:table-cell>
          <table:table-cell table:formula="of:=IFERROR(NUMBERVALUE(RIGHT([.D14];(FIND(&quot;-&quot;;[.D1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15];(FIND(&quot;-&quot;;[.D15])-1));&quot;,&quot;);&quot;*&quot;)" office:value-type="float" office:value="0" calcext:value-type="float">
            <text:p>0</text:p>
          </table:table-cell>
          <table:table-cell table:formula="of:=IFERROR(NUMBERVALUE(RIGHT([.D15];(FIND(&quot;-&quot;;[.D1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ntinuada durante toda a noite em 2022-08-03 sem conclusão. Finalizada em 2022-08-09</text:p>
          </table:table-cell>
          <table:table-cell table:formula="of:=IFERROR(NUMBERVALUE(LEFT([.D16];(FIND(&quot;-&quot;;[.D16])-1));&quot;,&quot;);&quot;*&quot;)" office:value-type="float" office:value="1" calcext:value-type="float">
            <text:p>1</text:p>
          </table:table-cell>
          <table:table-cell table:formula="of:=IFERROR(NUMBERVALUE(RIGHT([.D16];(FIND(&quot;-&quot;;[.D1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7];(FIND(&quot;-&quot;;[.D17])-1));&quot;,&quot;);&quot;*&quot;)" office:value-type="float" office:value="1" calcext:value-type="float">
            <text:p>1</text:p>
          </table:table-cell>
          <table:table-cell table:formula="of:=IFERROR(NUMBERVALUE(RIGHT([.D17];(FIND(&quot;-&quot;;[.D1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18];(FIND(&quot;-&quot;;[.D18])-1));&quot;,&quot;);&quot;*&quot;)" office:value-type="float" office:value="1" calcext:value-type="float">
            <text:p>1</text:p>
          </table:table-cell>
          <table:table-cell table:formula="of:=IFERROR(NUMBERVALUE(RIGHT([.D18];(FIND(&quot;-&quot;;[.D1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ance ilegal brancas: 22. Qd4. Brancas abandonam</text:p>
          </table:table-cell>
          <table:table-cell table:formula="of:=IFERROR(NUMBERVALUE(LEFT([.D19];(FIND(&quot;-&quot;;[.D19])-1));&quot;,&quot;);&quot;*&quot;)" office:value-type="float" office:value="0" calcext:value-type="float">
            <text:p>0</text:p>
          </table:table-cell>
          <table:table-cell table:formula="of:=IFERROR(NUMBERVALUE(RIGHT([.D19];(FIND(&quot;-&quot;;[.D1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0];(FIND(&quot;-&quot;;[.D20])-1));&quot;,&quot;);&quot;*&quot;)" office:value-type="float" office:value="1" calcext:value-type="float">
            <text:p>1</text:p>
          </table:table-cell>
          <table:table-cell table:formula="of:=IFERROR(NUMBERVALUE(RIGHT([.D20];(FIND(&quot;-&quot;;[.D2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De memória do @José Carlos Bento Dias da Rocha</text:p>
          </table:table-cell>
          <table:table-cell table:formula="of:=IFERROR(NUMBERVALUE(LEFT([.D21];(FIND(&quot;-&quot;;[.D21])-1));&quot;,&quot;);&quot;*&quot;)" office:value-type="float" office:value="1" calcext:value-type="float">
            <text:p>1</text:p>
          </table:table-cell>
          <table:table-cell table:formula="of:=IFERROR(NUMBERVALUE(RIGHT([.D21];(FIND(&quot;-&quot;;[.D2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22];(FIND(&quot;-&quot;;[.D22])-1));&quot;,&quot;);&quot;*&quot;)" office:value-type="float" office:value="1" calcext:value-type="float">
            <text:p>1</text:p>
          </table:table-cell>
          <table:table-cell table:formula="of:=IFERROR(NUMBERVALUE(RIGHT([.D22];(FIND(&quot;-&quot;;[.D2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23];(FIND(&quot;-&quot;;[.D23])-1));&quot;,&quot;);&quot;*&quot;)" office:value-type="float" office:value="0" calcext:value-type="float">
            <text:p>0</text:p>
          </table:table-cell>
          <table:table-cell table:formula="of:=IFERROR(NUMBERVALUE(RIGHT([.D23];(FIND(&quot;-&quot;;[.D2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02-07-26</text:p>
          </table:table-cell>
          <table:table-cell table:formula="of:=IFERROR(NUMBERVALUE(LEFT([.D24];(FIND(&quot;-&quot;;[.D24])-1));&quot;,&quot;);&quot;*&quot;)" office:value-type="float" office:value="1" calcext:value-type="float">
            <text:p>1</text:p>
          </table:table-cell>
          <table:table-cell table:formula="of:=IFERROR(NUMBERVALUE(RIGHT([.D24];(FIND(&quot;-&quot;;[.D2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Retomada em 2022-08-09 e finalizada em 2022-08-16</text:p>
          </table:table-cell>
          <table:table-cell table:formula="of:=IFERROR(NUMBERVALUE(LEFT([.D25];(FIND(&quot;-&quot;;[.D25])-1));&quot;,&quot;);&quot;*&quot;)" office:value-type="float" office:value="0" calcext:value-type="float">
            <text:p>0</text:p>
          </table:table-cell>
          <table:table-cell table:formula="of:=IFERROR(NUMBERVALUE(RIGHT([.D25];(FIND(&quot;-&quot;;[.D2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2nd partida do dia</text:p>
          </table:table-cell>
          <table:table-cell table:formula="of:=IFERROR(NUMBERVALUE(LEFT([.D26];(FIND(&quot;-&quot;;[.D26])-1));&quot;,&quot;);&quot;*&quot;)" office:value-type="float" office:value="1" calcext:value-type="float">
            <text:p>1</text:p>
          </table:table-cell>
          <table:table-cell table:formula="of:=IFERROR(NUMBERVALUE(RIGHT([.D26];(FIND(&quot;-&quot;;[.D2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27];(FIND(&quot;-&quot;;[.D27])-1));&quot;,&quot;);&quot;*&quot;)" office:value-type="float" office:value="1" calcext:value-type="float">
            <text:p>1</text:p>
          </table:table-cell>
          <table:table-cell table:formula="of:=IFERROR(NUMBERVALUE(RIGHT([.D27];(FIND(&quot;-&quot;;[.D2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1st partida do dia</text:p>
          </table:table-cell>
          <table:table-cell table:formula="of:=IFERROR(NUMBERVALUE(LEFT([.D28];(FIND(&quot;-&quot;;[.D28])-1));&quot;,&quot;);&quot;*&quot;)" office:value-type="float" office:value="0" calcext:value-type="float">
            <text:p>0</text:p>
          </table:table-cell>
          <table:table-cell table:formula="of:=IFERROR(NUMBERVALUE(RIGHT([.D28];(FIND(&quot;-&quot;;[.D2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2nd partida do dia</text:p>
          </table:table-cell>
          <table:table-cell table:formula="of:=IFERROR(NUMBERVALUE(LEFT([.D29];(FIND(&quot;-&quot;;[.D29])-1));&quot;,&quot;);&quot;*&quot;)" office:value-type="float" office:value="0" calcext:value-type="float">
            <text:p>0</text:p>
          </table:table-cell>
          <table:table-cell table:formula="of:=IFERROR(NUMBERVALUE(RIGHT([.D29];(FIND(&quot;-&quot;;[.D2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3rd</text:p>
          </table:table-cell>
          <table:table-cell table:formula="of:=IFERROR(NUMBERVALUE(LEFT([.D30];(FIND(&quot;-&quot;;[.D30])-1));&quot;,&quot;);&quot;*&quot;)" office:value-type="float" office:value="1" calcext:value-type="float">
            <text:p>1</text:p>
          </table:table-cell>
          <table:table-cell table:formula="of:=IFERROR(NUMBERVALUE(RIGHT([.D30];(FIND(&quot;-&quot;;[.D3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1];(FIND(&quot;-&quot;;[.D31])-1));&quot;,&quot;);&quot;*&quot;)" office:value-type="float" office:value="0" calcext:value-type="float">
            <text:p>0</text:p>
          </table:table-cell>
          <table:table-cell table:formula="of:=IFERROR(NUMBERVALUE(RIGHT([.D31];(FIND(&quot;-&quot;;[.D3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evanche da primeira partida do dia</text:p>
          </table:table-cell>
          <table:table-cell table:formula="of:=IFERROR(NUMBERVALUE(LEFT([.D32];(FIND(&quot;-&quot;;[.D32])-1));&quot;,&quot;);&quot;*&quot;)" office:value-type="float" office:value="1" calcext:value-type="float">
            <text:p>1</text:p>
          </table:table-cell>
          <table:table-cell table:formula="of:=IFERROR(NUMBERVALUE(RIGHT([.D32];(FIND(&quot;-&quot;;[.D3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8-23</text:p>
          </table:table-cell>
          <table:table-cell table:formula="of:=IFERROR(NUMBERVALUE(LEFT([.D33];(FIND(&quot;-&quot;;[.D33])-1));&quot;,&quot;);&quot;*&quot;)" office:value-type="float" office:value="0" calcext:value-type="float">
            <text:p>0</text:p>
          </table:table-cell>
          <table:table-cell table:formula="of:=IFERROR(NUMBERVALUE(RIGHT([.D33];(FIND(&quot;-&quot;;[.D3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4];(FIND(&quot;-&quot;;[.D34])-1));&quot;,&quot;);&quot;*&quot;)" office:value-type="float" office:value="0" calcext:value-type="float">
            <text:p>0</text:p>
          </table:table-cell>
          <table:table-cell table:formula="of:=IFERROR(NUMBERVALUE(RIGHT([.D34];(FIND(&quot;-&quot;;[.D3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5];(FIND(&quot;-&quot;;[.D35])-1));&quot;,&quot;);&quot;*&quot;)" office:value-type="float" office:value="0" calcext:value-type="float">
            <text:p>0</text:p>
          </table:table-cell>
          <table:table-cell table:formula="of:=IFERROR(NUMBERVALUE(RIGHT([.D35];(FIND(&quot;-&quot;;[.D3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Finalizada em 2022-08-30</text:p>
          </table:table-cell>
          <table:table-cell table:formula="of:=IFERROR(NUMBERVALUE(LEFT([.D36];(FIND(&quot;-&quot;;[.D36])-1));&quot;,&quot;);&quot;*&quot;)" office:value-type="float" office:value="1" calcext:value-type="float">
            <text:p>1</text:p>
          </table:table-cell>
          <table:table-cell table:formula="of:=IFERROR(NUMBERVALUE(RIGHT([.D36];(FIND(&quot;-&quot;;[.D3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Partida não finalizada. Brancas cometem um blunder com o cavalo. Finalizado em 2022-09-20.</text:p>
          </table:table-cell>
          <table:table-cell table:formula="of:=IFERROR(NUMBERVALUE(LEFT([.D37];(FIND(&quot;-&quot;;[.D37])-1));&quot;,&quot;);&quot;*&quot;)" office:value-type="float" office:value="0" calcext:value-type="float">
            <text:p>0</text:p>
          </table:table-cell>
          <table:table-cell table:formula="of:=IFERROR(NUMBERVALUE(RIGHT([.D37];(FIND(&quot;-&quot;;[.D3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38];(FIND(&quot;-&quot;;[.D38])-1));&quot;,&quot;);&quot;*&quot;)" office:value-type="float" office:value="1" calcext:value-type="float">
            <text:p>1</text:p>
          </table:table-cell>
          <table:table-cell table:formula="of:=IFERROR(NUMBERVALUE(RIGHT([.D38];(FIND(&quot;-&quot;;[.D3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39];(FIND(&quot;-&quot;;[.D39])-1));&quot;,&quot;);&quot;*&quot;)" office:value-type="float" office:value="0" calcext:value-type="float">
            <text:p>0</text:p>
          </table:table-cell>
          <table:table-cell table:formula="of:=IFERROR(NUMBERVALUE(RIGHT([.D39];(FIND(&quot;-&quot;;[.D3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artida finalizada em 2022-09-06</text:p>
          </table:table-cell>
          <table:table-cell table:formula="of:=IFERROR(NUMBERVALUE(LEFT([.D40];(FIND(&quot;-&quot;;[.D40])-1));&quot;,&quot;);&quot;*&quot;)" office:value-type="float" office:value="1" calcext:value-type="float">
            <text:p>1</text:p>
          </table:table-cell>
          <table:table-cell table:formula="of:=IFERROR(NUMBERVALUE(RIGHT([.D40];(FIND(&quot;-&quot;;[.D4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1];(FIND(&quot;-&quot;;[.D41])-1));&quot;,&quot;);&quot;*&quot;)" office:value-type="float" office:value="0" calcext:value-type="float">
            <text:p>0</text:p>
          </table:table-cell>
          <table:table-cell table:formula="of:=IFERROR(NUMBERVALUE(RIGHT([.D41];(FIND(&quot;-&quot;;[.D4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2];(FIND(&quot;-&quot;;[.D42])-1));&quot;,&quot;);&quot;*&quot;)" office:value-type="float" office:value="1" calcext:value-type="float">
            <text:p>1</text:p>
          </table:table-cell>
          <table:table-cell table:formula="of:=IFERROR(NUMBERVALUE(RIGHT([.D42];(FIND(&quot;-&quot;;[.D4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3];(FIND(&quot;-&quot;;[.D43])-1));&quot;,&quot;);&quot;*&quot;)" office:value-type="float" office:value="0" calcext:value-type="float">
            <text:p>0</text:p>
          </table:table-cell>
          <table:table-cell table:formula="of:=IFERROR(NUMBERVALUE(RIGHT([.D43];(FIND(&quot;-&quot;;[.D4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4];(FIND(&quot;-&quot;;[.D44])-1));&quot;,&quot;);&quot;*&quot;)" office:value-type="float" office:value="0" calcext:value-type="float">
            <text:p>0</text:p>
          </table:table-cell>
          <table:table-cell table:formula="of:=IFERROR(NUMBERVALUE(RIGHT([.D44];(FIND(&quot;-&quot;;[.D4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45];(FIND(&quot;-&quot;;[.D45])-1));&quot;,&quot;);&quot;*&quot;)" office:value-type="float" office:value="1" calcext:value-type="float">
            <text:p>1</text:p>
          </table:table-cell>
          <table:table-cell table:formula="of:=IFERROR(NUMBERVALUE(RIGHT([.D45];(FIND(&quot;-&quot;;[.D4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46];(FIND(&quot;-&quot;;[.D46])-1));&quot;,&quot;);&quot;*&quot;)" office:value-type="float" office:value="0" calcext:value-type="float">
            <text:p>0</text:p>
          </table:table-cell>
          <table:table-cell table:formula="of:=IFERROR(NUMBERVALUE(RIGHT([.D46];(FIND(&quot;-&quot;;[.D4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7];(FIND(&quot;-&quot;;[.D47])-1));&quot;,&quot;);&quot;*&quot;)" office:value-type="float" office:value="0.5" calcext:value-type="float">
            <text:p>0,5</text:p>
          </table:table-cell>
          <table:table-cell table:formula="of:=IFERROR(NUMBERVALUE(RIGHT([.D47];(FIND(&quot;-&quot;;[.D47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rancas abandonam</text:p>
          </table:table-cell>
          <table:table-cell table:formula="of:=IFERROR(NUMBERVALUE(LEFT([.D48];(FIND(&quot;-&quot;;[.D48])-1));&quot;,&quot;);&quot;*&quot;)" office:value-type="float" office:value="0" calcext:value-type="float">
            <text:p>0</text:p>
          </table:table-cell>
          <table:table-cell table:formula="of:=IFERROR(NUMBERVALUE(RIGHT([.D48];(FIND(&quot;-&quot;;[.D4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,5-0,5</text:p>
          </table:table-cell>
          <table:table-cell/>
          <table:table-cell table:formula="of:=IFERROR(NUMBERVALUE(LEFT([.D49];(FIND(&quot;-&quot;;[.D49])-1));&quot;,&quot;);&quot;*&quot;)" office:value-type="float" office:value="0.5" calcext:value-type="float">
            <text:p>0,5</text:p>
          </table:table-cell>
          <table:table-cell table:formula="of:=IFERROR(NUMBERVALUE(RIGHT([.D49];(FIND(&quot;-&quot;;[.D49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0];(FIND(&quot;-&quot;;[.D50])-1));&quot;,&quot;);&quot;*&quot;)" office:value-type="float" office:value="1" calcext:value-type="float">
            <text:p>1</text:p>
          </table:table-cell>
          <table:table-cell table:formula="of:=IFERROR(NUMBERVALUE(RIGHT([.D50];(FIND(&quot;-&quot;;[.D5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inalizada em 2022-09-27</text:p>
          </table:table-cell>
          <table:table-cell table:formula="of:=IFERROR(NUMBERVALUE(LEFT([.D51];(FIND(&quot;-&quot;;[.D51])-1));&quot;,&quot;);&quot;*&quot;)" office:value-type="float" office:value="0" calcext:value-type="float">
            <text:p>0</text:p>
          </table:table-cell>
          <table:table-cell table:formula="of:=IFERROR(NUMBERVALUE(RIGHT([.D51];(FIND(&quot;-&quot;;[.D5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2];(FIND(&quot;-&quot;;[.D52])-1));&quot;,&quot;);&quot;*&quot;)" office:value-type="float" office:value="1" calcext:value-type="float">
            <text:p>1</text:p>
          </table:table-cell>
          <table:table-cell table:formula="of:=IFERROR(NUMBERVALUE(RIGHT([.D52];(FIND(&quot;-&quot;;[.D5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3];(FIND(&quot;-&quot;;[.D53])-1));&quot;,&quot;);&quot;*&quot;)" office:value-type="float" office:value="0" calcext:value-type="float">
            <text:p>0</text:p>
          </table:table-cell>
          <table:table-cell table:formula="of:=IFERROR(NUMBERVALUE(RIGHT([.D53];(FIND(&quot;-&quot;;[.D5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4];(FIND(&quot;-&quot;;[.D54])-1));&quot;,&quot;);&quot;*&quot;)" office:value-type="float" office:value="1" calcext:value-type="float">
            <text:p>1</text:p>
          </table:table-cell>
          <table:table-cell table:formula="of:=IFERROR(NUMBERVALUE(RIGHT([.D54];(FIND(&quot;-&quot;;[.D5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5];(FIND(&quot;-&quot;;[.D55])-1));&quot;,&quot;);&quot;*&quot;)" office:value-type="float" office:value="1" calcext:value-type="float">
            <text:p>1</text:p>
          </table:table-cell>
          <table:table-cell table:formula="of:=IFERROR(NUMBERVALUE(RIGHT([.D55];(FIND(&quot;-&quot;;[.D5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6];(FIND(&quot;-&quot;;[.D56])-1));&quot;,&quot;);&quot;*&quot;)" office:value-type="float" office:value="0" calcext:value-type="float">
            <text:p>0</text:p>
          </table:table-cell>
          <table:table-cell table:formula="of:=IFERROR(NUMBERVALUE(RIGHT([.D56];(FIND(&quot;-&quot;;[.D5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ário Sérgio Bueno Miranda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7];(FIND(&quot;-&quot;;[.D57])-1));&quot;,&quot;);&quot;*&quot;)" office:value-type="float" office:value="0" calcext:value-type="float">
            <text:p>0</text:p>
          </table:table-cell>
          <table:table-cell table:formula="of:=IFERROR(NUMBERVALUE(RIGHT([.D57];(FIND(&quot;-&quot;;[.D5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58];(FIND(&quot;-&quot;;[.D58])-1));&quot;,&quot;);&quot;*&quot;)" office:value-type="float" office:value="1" calcext:value-type="float">
            <text:p>1</text:p>
          </table:table-cell>
          <table:table-cell table:formula="of:=IFERROR(NUMBERVALUE(RIGHT([.D58];(FIND(&quot;-&quot;;[.D5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59];(FIND(&quot;-&quot;;[.D59])-1));&quot;,&quot;);&quot;*&quot;)" office:value-type="float" office:value="0" calcext:value-type="float">
            <text:p>0</text:p>
          </table:table-cell>
          <table:table-cell table:formula="of:=IFERROR(NUMBERVALUE(RIGHT([.D59];(FIND(&quot;-&quot;;[.D5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Jogo declarado como empate para fins de contabilização no campeonato</text:p>
          </table:table-cell>
          <table:table-cell table:formula="of:=IFERROR(NUMBERVALUE(LEFT([.D60];(FIND(&quot;-&quot;;[.D60])-1));&quot;,&quot;);&quot;*&quot;)" office:value-type="float" office:value="0.5" calcext:value-type="float">
            <text:p>0,5</text:p>
          </table:table-cell>
          <table:table-cell table:formula="of:=IFERROR(NUMBERVALUE(RIGHT([.D60];(FIND(&quot;-&quot;;[.D60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1];(FIND(&quot;-&quot;;[.D61])-1));&quot;,&quot;);&quot;*&quot;)" office:value-type="float" office:value="1" calcext:value-type="float">
            <text:p>1</text:p>
          </table:table-cell>
          <table:table-cell table:formula="of:=IFERROR(NUMBERVALUE(RIGHT([.D61];(FIND(&quot;-&quot;;[.D6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Jefferson Campos</text:p>
          </table:table-cell>
          <table:table-cell office:value-type="string" calcext:value-type="string">
            <text:p>0,5-0,5</text:p>
          </table:table-cell>
          <table:table-cell office:value-type="string" calcext:value-type="string">
            <text:p>2022-10-01: partida declarada como empatada para fins de contabilização no campeonato. Ainda vai ser disputada de forma online para finalizá-la.</text:p>
          </table:table-cell>
          <table:table-cell table:formula="of:=IFERROR(NUMBERVALUE(LEFT([.D62];(FIND(&quot;-&quot;;[.D62])-1));&quot;,&quot;);&quot;*&quot;)" office:value-type="float" office:value="0.5" calcext:value-type="float">
            <text:p>0,5</text:p>
          </table:table-cell>
          <table:table-cell table:formula="of:=IFERROR(NUMBERVALUE(RIGHT([.D62];(FIND(&quot;-&quot;;[.D6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3];(FIND(&quot;-&quot;;[.D63])-1));&quot;,&quot;);&quot;*&quot;)" office:value-type="float" office:value="1" calcext:value-type="float">
            <text:p>1</text:p>
          </table:table-cell>
          <table:table-cell table:formula="of:=IFERROR(NUMBERVALUE(RIGHT([.D63];(FIND(&quot;-&quot;;[.D6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4];(FIND(&quot;-&quot;;[.D64])-1));&quot;,&quot;);&quot;*&quot;)" office:value-type="float" office:value="0" calcext:value-type="float">
            <text:p>0</text:p>
          </table:table-cell>
          <table:table-cell table:formula="of:=IFERROR(NUMBERVALUE(RIGHT([.D64];(FIND(&quot;-&quot;;[.D6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Erick de Brito Melo</text:p>
          </table:table-cell>
          <table:table-cell office:value-type="string" calcext:value-type="string">
            <text:p>Isac nunes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5];(FIND(&quot;-&quot;;[.D65])-1));&quot;,&quot;);&quot;*&quot;)" office:value-type="float" office:value="1" calcext:value-type="float">
            <text:p>1</text:p>
          </table:table-cell>
          <table:table-cell table:formula="of:=IFERROR(NUMBERVALUE(RIGHT([.D65];(FIND(&quot;-&quot;;[.D6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66];(FIND(&quot;-&quot;;[.D66])-1));&quot;,&quot;);&quot;*&quot;)" office:value-type="float" office:value="0" calcext:value-type="float">
            <text:p>0</text:p>
          </table:table-cell>
          <table:table-cell table:formula="of:=IFERROR(NUMBERVALUE(RIGHT([.D66];(FIND(&quot;-&quot;;[.D6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Emerson Sbran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7];(FIND(&quot;-&quot;;[.D67])-1));&quot;,&quot;);&quot;*&quot;)" office:value-type="float" office:value="1" calcext:value-type="float">
            <text:p>1</text:p>
          </table:table-cell>
          <table:table-cell table:formula="of:=IFERROR(NUMBERVALUE(RIGHT([.D67];(FIND(&quot;-&quot;;[.D6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Rodrigo Guimarães de Azevedo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8];(FIND(&quot;-&quot;;[.D68])-1));&quot;,&quot;);&quot;*&quot;)" office:value-type="float" office:value="1" calcext:value-type="float">
            <text:p>1</text:p>
          </table:table-cell>
          <table:table-cell table:formula="of:=IFERROR(NUMBERVALUE(RIGHT([.D68];(FIND(&quot;-&quot;;[.D6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efferson Nunes</text:p>
          </table:table-cell>
          <table:table-cell office:value-type="string" calcext:value-type="string">
            <text:p>João Carlos Oliveira</text:p>
          </table:table-cell>
          <table:table-cell office:value-type="string" calcext:value-type="string">
            <text:p>1-0</text:p>
          </table:table-cell>
          <table:table-cell/>
          <table:table-cell table:formula="of:=IFERROR(NUMBERVALUE(LEFT([.D69];(FIND(&quot;-&quot;;[.D69])-1));&quot;,&quot;);&quot;*&quot;)" office:value-type="float" office:value="1" calcext:value-type="float">
            <text:p>1</text:p>
          </table:table-cell>
          <table:table-cell table:formula="of:=IFERROR(NUMBERVALUE(RIGHT([.D69];(FIND(&quot;-&quot;;[.D6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José Carlos Bento Dias da Rocha</text:p>
          </table:table-cell>
          <table:table-cell office:value-type="string" calcext:value-type="string">
            <text:p>José Roberto Oliveira</text:p>
          </table:table-cell>
          <table:table-cell office:value-type="string" calcext:value-type="string">
            <text:p>0-1</text:p>
          </table:table-cell>
          <table:table-cell/>
          <table:table-cell table:formula="of:=IFERROR(NUMBERVALUE(LEFT([.D70];(FIND(&quot;-&quot;;[.D70])-1));&quot;,&quot;);&quot;*&quot;)" office:value-type="float" office:value="0" calcext:value-type="float">
            <text:p>0</text:p>
          </table:table-cell>
          <table:table-cell table:formula="of:=IFERROR(NUMBERVALUE(RIGHT([.D70];(FIND(&quot;-&quot;;[.D70])-1));&quot;,&quot;);&quot;*&quot;)" office:value-type="float" office:value="1" calcext:value-type="float">
            <text:p>1</text:p>
          </table:table-cell>
        </table:table-row>
        <table:table-row table:style-name="ro2" table:number-rows-repeated="30">
          <table:table-cell/>
          <table:table-cell table:style-name="ce20" table:number-columns-repeated="2"/>
          <table:table-cell table:style-name="ce21"/>
          <table:table-cell table:style-name="ce20"/>
          <table:table-cell table:style-name="ce23" table:number-columns-repeated="2"/>
        </table:table-row>
        <table:table-row table:style-name="ro2" table:number-rows-repeated="32">
          <table:table-cell/>
          <table:table-cell table:style-name="ce20" table:number-columns-repeated="2"/>
          <table:table-cell table:style-name="ce21"/>
          <table:table-cell table:style-name="ce20"/>
          <table:table-cell table:style-name="Default" table:number-columns-repeated="2"/>
        </table:table-row>
        <table:table-row table:style-name="ro2">
          <table:table-cell/>
          <table:table-cell table:style-name="ce20" table:number-columns-repeated="2"/>
          <table:table-cell table:style-name="ce21"/>
          <table:table-cell table:style-name="ce20"/>
          <table:table-cell table:style-name="Default" table:number-columns-repeated="2"/>
        </table:table-row>
      </table:table>
      <table:table table:name="padoca_cup_2022" table:style-name="ta1">
        <office:forms form:automatic-focus="false" form:apply-design-mode="false"/>
        <table:table-column table:style-name="co13" table:default-cell-style-name="ce50"/>
        <table:table-column table:style-name="co18" table:default-cell-style-name="ce54"/>
        <table:table-column table:style-name="co19" table:default-cell-style-name="ce54"/>
        <table:table-column table:style-name="co5" table:default-cell-style-name="ce57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0"/>
        <table:table-column table:style-name="co19" table:default-cell-style-name="ce81"/>
        <table:table-column table:style-name="co21" table:default-cell-style-name="ce81"/>
        <table:table-column table:style-name="co20" table:default-cell-style-name="ce66"/>
        <table:table-column table:style-name="co19" table:default-cell-style-name="ce81"/>
        <table:table-column table:style-name="co21" table:default-cell-style-name="ce81"/>
        <table:table-column table:style-name="co20" table:default-cell-style-name="ce65"/>
        <table:table-column table:style-name="co19" table:default-cell-style-name="ce57"/>
        <table:table-column table:style-name="co21" table:default-cell-style-name="ce57"/>
        <table:table-column table:style-name="co20" table:default-cell-style-name="ce66"/>
        <table:table-column table:style-name="co19" table:default-cell-style-name="ce57"/>
        <table:table-column table:style-name="co21" table:default-cell-style-name="ce57"/>
        <table:table-column table:style-name="co20" table:default-cell-style-name="ce57"/>
        <table:table-column table:style-name="co19" table:default-cell-style-name="ce57"/>
        <table:table-column table:style-name="co21" table:default-cell-style-name="ce57"/>
        <table:table-column table:style-name="co20" table:default-cell-style-name="ce58"/>
        <table:table-column table:style-name="co19" table:default-cell-style-name="ce57"/>
        <table:table-column table:style-name="co21" table:default-cell-style-name="ce57"/>
        <table:table-column table:style-name="co11" table:number-columns-repeated="3" table:default-cell-style-name="Default"/>
        <table:table-row table:style-name="ro2">
          <table:table-cell table:style-name="ce47" office:value-type="string" calcext:value-type="string" table:number-columns-spanned="3" table:number-rows-spanned="2">
            <text:p>Player Info</text:p>
          </table:table-cell>
          <table:covered-table-cell table:number-columns-repeated="2" table:style-name="Default"/>
          <table:table-cell table:style-name="ce47" office:value-type="string" calcext:value-type="string" table:number-columns-spanned="28" table:number-rows-spanned="1">
            <text:p>Game Stats</text:p>
          </table:table-cell>
          <table:covered-table-cell table:style-name="ce61"/>
          <table:covered-table-cell table:number-columns-repeated="26" table:style-name="Default"/>
          <table:table-cell table:number-columns-repeated="3"/>
        </table:table-row>
        <table:table-row table:style-name="ro2">
          <table:covered-table-cell table:style-name="ce61"/>
          <table:covered-table-cell table:number-columns-repeated="2" table:style-name="Default"/>
          <table:table-cell table:style-name="ce56" office:value-type="string" calcext:value-type="string" table:number-columns-spanned="1" table:number-rows-spanned="2">
            <text:p>Color</text:p>
          </table:table-cell>
          <table:table-cell table:style-name="ce59" office:value-type="string" calcext:value-type="string" table:number-columns-spanned="3" table:number-rows-spanned="1">
            <text:p>Jefferson Campos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Emerson Sbran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Erick de Brito Melo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efferson Nunes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ão Carlos Oliveir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sé Carlos Bento Dias da Roch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José Roberto Oliveir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Mário Sérgio Bueno Miranda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Rodrigo Guimarães de Azevedo</text:p>
          </table:table-cell>
          <table:covered-table-cell table:number-columns-repeated="2" table:style-name="ce64"/>
          <table:table-cell table:style-name="ce59" office:value-type="string" calcext:value-type="string" table:number-columns-spanned="3" table:number-rows-spanned="1">
            <text:p>Vicente Rodrigues de Moraes</text:p>
          </table:table-cell>
          <table:covered-table-cell table:number-columns-repeated="2" table:style-name="ce64"/>
        </table:table-row>
        <table:table-row table:style-name="ro2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Ranking</text:p>
          </table:table-cell>
          <table:table-cell table:style-name="ce49" office:value-type="string" calcext:value-type="string">
            <text:p>Points</text:p>
          </table:table-cell>
          <table:covered-table-cell table:style-name="Default"/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  <table:table-cell table:style-name="ce49" office:value-type="string" calcext:value-type="string">
            <text:p>Timestamp</text:p>
          </table:table-cell>
          <table:table-cell table:style-name="ce49" office:value-type="string" calcext:value-type="string">
            <text:p>Result</text:p>
          </table:table-cell>
          <table:table-cell table:style-name="ce49" office:value-type="string" calcext:value-type="string">
            <text:p>Observation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Jefferson Campo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style-name="ce65" office:value-type="date" office:date-value="2022-11-29" calcext:value-type="date">
            <text:p>2022-11-29</text:p>
          </table:table-cell>
          <table:table-cell table:style-name="ce57" office:value-type="string" calcext:value-type="string">
            <text:p>1-0</text:p>
          </table:table-cell>
          <table:table-cell table:style-name="ce57"/>
          <table:table-cell table:style-name="ce65" office:value-type="date" office:date-value="2022-10-18" calcext:value-type="date">
            <text:p>2022-10-18</text:p>
          </table:table-cell>
          <table:table-cell table:style-name="ce57" office:value-type="string" calcext:value-type="string">
            <text:p>1-0</text:p>
          </table:table-cell>
          <table:table-cell table:style-name="ce57" table:number-columns-repeated="4"/>
          <table:table-cell table:style-name="ce65" office:value-type="date" office:date-value="2022-11-15" calcext:value-type="date">
            <text:p>2022-11-15</text:p>
          </table:table-cell>
          <table:table-cell table:style-name="ce57" office:value-type="string" calcext:value-type="string">
            <text:p>1-0</text:p>
          </table:table-cell>
          <table:table-cell table:style-name="ce57"/>
          <table:table-cell office:value-type="date" office:date-value="2022-11-08" calcext:value-type="date">
            <text:p>2022-11-08</text:p>
          </table:table-cell>
          <table:table-cell office:value-type="string" calcext:value-type="string">
            <text:p>0-1</text:p>
          </table:table-cell>
          <table:table-cell/>
          <table:table-cell table:style-name="ce65" office:value-type="date" office:date-value="2022-10-25" calcext:value-type="date">
            <text:p>2022-10-25</text:p>
          </table:table-cell>
          <table:table-cell office:value-type="string" calcext:value-type="string">
            <text:p>1-0</text:p>
          </table:table-cell>
          <table:table-cell table:number-columns-repeated="4"/>
          <table:table-cell table:style-name="ce57"/>
          <table:table-cell table:number-columns-repeated="5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3" table:style-name="ce79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1-0</text:p>
          </table:table-cell>
          <table:table-cell table:style-name="ce58" table:number-columns-repeated="4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/>
          <table:table-cell table:style-name="ce58" table:number-columns-repeated="2"/>
          <table:table-cell office:value-type="date" office:date-value="2022-11-15" calcext:value-type="date">
            <text:p>2022-11-15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1-01" calcext:value-type="date">
            <text:p>2022-11-01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/>
          <table:table-cell table:style-name="ce58" table:number-columns-repeated="2"/>
          <table:table-cell table:style-name="ce66" office:value-type="date" office:date-value="2018-10-18" calcext:value-type="date">
            <text:p>2018-10-18</text:p>
          </table:table-cell>
          <table:table-cell table:style-name="ce58" office:value-type="string" calcext:value-type="string">
            <text:p>0-1</text:p>
          </table:table-cell>
          <table:table-cell table:style-name="ce58"/>
        </table:table-row>
        <table:table-row table:style-name="ro2">
          <table:table-cell office:value-type="string" calcext:value-type="string" table:number-columns-spanned="1" table:number-rows-spanned="2">
            <text:p>Emerson Sbrana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10"/>
          <table:table-cell table:number-columns-repeated="2"/>
          <table:table-cell table:style-name="ce57"/>
          <table:table-cell table:number-columns-repeated="5"/>
          <table:table-cell table:style-name="ce65"/>
          <table:table-cell table:number-columns-repeated="5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6" table:style-name="ce79"/>
          <table:table-cell table:style-name="ce58" table:number-columns-repeated="6"/>
          <table:table-cell office:value-type="date" office:date-value="2022-10-25" calcext:value-type="date">
            <text:p>2022-10-25</text:p>
          </table:table-cell>
          <table:table-cell table:style-name="ce58" office:value-type="string" calcext:value-type="string">
            <text:p>1-0</text:p>
          </table:table-cell>
          <table:table-cell table:style-name="ce58"/>
          <table:table-cell table:style-name="ce66" office:value-type="date" office:date-value="2022-10-18" calcext:value-type="date">
            <text:p>2022-10-18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  <table:table-cell table:style-name="ce66"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1-01" calcext:value-type="date">
            <text:p>2022-11-01</text:p>
          </table:table-cell>
          <table:table-cell table:style-name="ce58" office:value-type="string" calcext:value-type="string">
            <text:p>0-1</text:p>
          </table:table-cell>
          <table:table-cell table:style-name="ce58"/>
        </table:table-row>
        <table:table-row table:style-name="ro2">
          <table:table-cell office:value-type="string" calcext:value-type="string" table:number-columns-spanned="1" table:number-rows-spanned="2">
            <text:p>Erick de Brito Melo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7"/>
          <table:table-cell table:number-columns-repeated="2"/>
          <table:table-cell table:style-name="ce57"/>
          <table:table-cell table:number-columns-repeated="5"/>
          <table:table-cell table:style-name="ce57"/>
          <table:table-cell table:number-columns-repeated="5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9" table:style-name="ce79"/>
          <table:table-cell table:style-name="ce66"/>
          <table:table-cell table:style-name="ce58" table:number-columns-repeated="2"/>
          <table:table-cell/>
          <table:table-cell table:style-name="ce58" table:number-columns-repeated="11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</table:table-row>
        <table:table-row table:style-name="ro2">
          <table:table-cell office:value-type="string" calcext:value-type="string" table:number-columns-spanned="1" table:number-rows-spanned="2">
            <text:p>Jefferson Nunes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57" table:number-columns-repeated="3"/>
          <table:table-cell office:value-type="date" office:date-value="2022-11-29" calcext:value-type="date">
            <text:p>2022-11-29</text:p>
          </table:table-cell>
          <table:table-cell office:value-type="string" calcext:value-type="string">
            <text:p>1-0</text:p>
          </table:table-cell>
          <table:table-cell/>
          <table:table-cell table:style-name="ce57"/>
          <table:table-cell table:number-columns-repeated="5"/>
          <table:table-cell table:style-name="ce57"/>
          <table:table-cell table:number-columns-repeated="5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2" table:style-name="ce79"/>
          <table:table-cell office:value-type="date" office:date-value="2022-11-01" calcext:value-type="date">
            <text:p>2022-11-01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  <table:table-cell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/>
          <table:table-cell table:style-name="ce58" table:number-columns-repeated="5"/>
        </table:table-row>
        <table:table-row table:style-name="ro2">
          <table:table-cell office:value-type="string" calcext:value-type="string" table:number-columns-spanned="1" table:number-rows-spanned="2">
            <text:p>João Carlos Oliveira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office:value-type="date" office:date-value="2022-11-15" calcext:value-type="date">
            <text:p>2022-11-15</text:p>
          </table:table-cell>
          <table:table-cell office:value-type="string" calcext:value-type="string">
            <text:p>0,5-0,5</text:p>
          </table:table-cell>
          <table:table-cell/>
          <table:table-cell table:style-name="ce65"/>
          <table:table-cell table:number-columns-repeated="5"/>
          <table:table-cell table:style-name="ce57"/>
          <table:table-cell table:number-columns-repeated="5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5" table:style-name="ce79"/>
          <table:table-cell table:style-name="ce66" office:value-type="date" office:date-value="2022-10-04" calcext:value-type="date">
            <text:p>2022-10-04</text:p>
          </table:table-cell>
          <table:table-cell table:style-name="ce58" office:value-type="string" calcext:value-type="string">
            <text:p>1-0</text:p>
          </table:table-cell>
          <table:table-cell table:style-name="ce58"/>
          <table:table-cell office:value-type="date" office:date-value="2022-10-18" calcext:value-type="date">
            <text:p>2022-10-18</text:p>
          </table:table-cell>
          <table:table-cell table:style-name="ce58" office:value-type="string" calcext:value-type="string">
            <text:p>0-1</text:p>
          </table:table-cell>
          <table:table-cell table:style-name="ce58" table:number-columns-repeated="4"/>
          <table:table-cell/>
          <table:table-cell table:style-name="ce58" table:number-columns-repeated="5"/>
        </table:table-row>
        <table:table-row table:style-name="ro2">
          <table:table-cell office:value-type="string" calcext:value-type="string" table:number-columns-spanned="1" table:number-rows-spanned="2">
            <text:p>José Carlos Bento Dias da Rocha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81"/>
          <table:table-cell table:style-name="ce65" office:value-type="date" office:date-value="2022-11-01" calcext:value-type="date">
            <text:p>2022-11-01</text:p>
          </table:table-cell>
          <table:table-cell office:value-type="string" calcext:value-type="string">
            <text:p>0-1</text:p>
          </table:table-cell>
          <table:table-cell table:number-columns-repeated="4"/>
          <table:table-cell table:style-name="ce65" office:value-type="date" office:date-value="2022-10-25" calcext:value-type="date">
            <text:p>2022-10-25</text:p>
          </table:table-cell>
          <table:table-cell office:value-type="string" calcext:value-type="string">
            <text:p>1-0</text:p>
          </table:table-cell>
          <table:table-cell table:number-columns-repeated="4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18" table:style-name="ce79"/>
          <table:table-cell office:value-type="date" office:date-value="2022-10-11" calcext:value-type="date">
            <text:p>2022-10-11</text:p>
          </table:table-cell>
          <table:table-cell table:style-name="ce58" office:value-type="string" calcext:value-type="string">
            <text:p>0-1</text:p>
          </table:table-cell>
          <table:table-cell table:style-name="ce58"/>
          <table:table-cell table:style-name="ce66" office:value-type="date" office:date-value="2022-11-22" calcext:value-type="date">
            <text:p>2022-11-22</text:p>
          </table:table-cell>
          <table:table-cell table:style-name="ce58" office:value-type="string" calcext:value-type="string">
            <text:p>1-0</text:p>
          </table:table-cell>
          <table:table-cell table:style-name="ce58"/>
          <table:table-cell/>
          <table:table-cell table:style-name="ce58" table:number-columns-repeated="5"/>
        </table:table-row>
        <table:table-row table:style-name="ro2">
          <table:table-cell office:value-type="string" calcext:value-type="string" table:number-columns-spanned="1" table:number-rows-spanned="2">
            <text:p>José Roberto Oliveir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81"/>
          <table:table-cell table:style-name="ce60" table:number-columns-spanned="3" table:number-rows-spanned="2"/>
          <table:covered-table-cell table:number-columns-repeated="2" table:style-name="ce81"/>
          <table:table-cell table:number-columns-repeated="3"/>
          <table:table-cell table:style-name="ce65" office:value-type="date" office:date-value="2022-11-29" calcext:value-type="date">
            <text:p>2022-11-29</text:p>
          </table:table-cell>
          <table:table-cell office:value-type="string" calcext:value-type="string">
            <text:p>1-0</text:p>
          </table:table-cell>
          <table:table-cell table:number-columns-repeated="4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21" table:style-name="ce79"/>
          <table:table-cell table:style-name="ce58" table:number-columns-repeated="3"/>
          <table:table-cell/>
          <table:table-cell table:style-name="ce58" table:number-columns-repeated="5"/>
        </table:table-row>
        <table:table-row table:style-name="ro2">
          <table:table-cell office:value-type="string" calcext:value-type="string" table:number-columns-spanned="1" table:number-rows-spanned="2">
            <text:p>Mário Sérgio Bueno Mirand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/>
          <table:table-cell table:style-name="ce60" table:number-columns-spanned="3" table:number-rows-spanned="2"/>
          <table:covered-table-cell table:number-columns-repeated="2" table:style-name="ce81"/>
          <table:table-cell table:style-name="ce60" table:number-columns-spanned="3" table:number-rows-spanned="2"/>
          <table:covered-table-cell table:number-columns-repeated="2" table:style-name="ce81"/>
          <table:table-cell table:style-name="ce60" table:number-columns-spanned="3" table:number-rows-spanned="2"/>
          <table:covered-table-cell table:number-columns-repeated="2" table:style-name="ce81"/>
          <table:table-cell table:style-name="ce57"/>
          <table:table-cell table:number-columns-repeated="5"/>
        </table:table-row>
        <table:table-row table:style-name="ro2">
          <table:covered-table-cell table:style-name="ce51"/>
          <table:covered-table-cell table:number-columns-repeated="2" table:style-name="ce55"/>
          <table:table-cell table:style-name="ce58" office:value-type="string" calcext:value-type="string">
            <text:p>black</text:p>
          </table:table-cell>
          <table:covered-table-cell table:number-columns-repeated="24" table:style-name="ce79"/>
          <table:table-cell/>
          <table:table-cell table:style-name="ce58" table:number-columns-repeated="5"/>
        </table:table-row>
        <table:table-row table:style-name="ro2">
          <table:table-cell table:style-name="ce52" office:value-type="string" calcext:value-type="string" table:number-columns-spanned="1" table:number-rows-spanned="2">
            <text:p>Rodrigo Guimarães de Azevedo</text:p>
          </table:table-cell>
          <table:table-cell table:style-name="ce48" office:value-type="float" office:value="6" calcext:value-type="float" table:number-columns-spanned="1" table:number-rows-spanned="2">
            <text:p>6</text:p>
          </table:table-cell>
          <table:table-cell table:style-name="ce48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number-columns-repeated="3"/>
        </table:table-row>
        <table:table-row table:style-name="ro2">
          <table:covered-table-cell table:style-name="ce53"/>
          <table:covered-table-cell table:number-columns-repeated="2" table:style-name="Default"/>
          <table:table-cell table:style-name="ce58" office:value-type="string" calcext:value-type="string">
            <text:p>black</text:p>
          </table:table-cell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number-columns-repeated="12" table:style-name="ce81"/>
          <table:table-cell table:style-name="ce58" table:number-columns-repeated="3"/>
        </table:table-row>
        <table:table-row table:style-name="ro2">
          <table:table-cell table:style-name="ce52" office:value-type="string" calcext:value-type="string" table:number-columns-spanned="1" table:number-rows-spanned="2">
            <text:p>Vicente Rodrigues de Moraes</text:p>
          </table:table-cell>
          <table:table-cell table:style-name="ce48" office:value-type="float" office:value="6" calcext:value-type="float" table:number-columns-spanned="1" table:number-rows-spanned="2">
            <text:p>6</text:p>
          </table:table-cell>
          <table:table-cell table:style-name="ce48"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white</text:p>
          </table:table-cell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  <table:table-cell table:style-name="ce62" table:number-columns-spanned="3" table:number-rows-spanned="2"/>
          <table:covered-table-cell table:number-columns-repeated="2" table:style-name="ce81"/>
        </table:table-row>
        <table:table-row table:style-name="ro2">
          <table:covered-table-cell table:style-name="ce53"/>
          <table:covered-table-cell table:number-columns-repeated="2" table:style-name="Default"/>
          <table:table-cell table:style-name="ce58" office:value-type="string" calcext:value-type="string">
            <text:p>black</text:p>
          </table:table-cell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style-name="ce81"/>
          <table:covered-table-cell table:number-columns-repeated="2"/>
          <table:covered-table-cell table:number-columns-repeated="15" table:style-name="ce81"/>
        </table:table-row>
      </table:table>
      <table:named-expressions/>
      <table:database-ranges>
        <table:database-range table:name="__Anonymous_Sheet_DB__1" table:target-range-address="data_parser.A1:data_parser.G70" table:display-filter-buttons="true"/>
        <table:database-range table:name="__Anonymous_Sheet_DB__2" table:target-range-address="padoca_cup_2022.A6:padoca_cup_2022.AD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8" number:title="User-defined">
      <number:number number:decimal-places="1" number:min-decimal-places="1" number:min-integer-digits="1"/>
    </number:number-style>
    <number:number-style style:name="N10122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erson Campos</meta:initial-creator>
    <meta:creation-date>2022-08-07T18:02:53.222396609</meta:creation-date>
    <dc:date>2022-11-30T00:03:44.442925579</dc:date>
    <dc:creator>Jefferson Campos</dc:creator>
    <meta:editing-duration>PT5H33M21S</meta:editing-duration>
    <meta:editing-cycles>127</meta:editing-cycles>
    <meta:generator>LibreOffice/7.3.7.2$Linux_X86_64 LibreOffice_project/30$Build-2</meta:generator>
    <meta:document-statistic meta:table-count="3" meta:cell-count="697" meta:object-count="0"/>
  </office:meta>
</office:document-meta>
</file>